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thJax Typewriter" svg:font-family="'MathJax Typewriter'"/>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f302" officeooo:paragraph-rsid="0009f302"/>
    </style:style>
    <style:style style:name="P2" style:family="paragraph" style:parent-style-name="Standard">
      <style:text-properties fo:font-variant="normal" fo:text-transform="none" fo:color="#373a3c" style:font-name="OpenSans" fo:font-size="12pt" fo:letter-spacing="normal" fo:font-style="normal" fo:font-weight="normal" officeooo:rsid="0009f302" officeooo:paragraph-rsid="0009f302" fo:padding-left="0cm" fo:padding-right="0cm" fo:padding-top="0cm" fo:padding-bottom="0.635cm" fo:border-left="none" fo:border-right="none" fo:border-top="none" fo:border-bottom="1.5pt solid #000000"/>
    </style:style>
    <style:style style:name="P3" style:family="paragraph" style:parent-style-name="Standard">
      <style:paragraph-properties fo:margin-left="0cm" fo:margin-right="0cm" fo:margin-top="0cm" fo:margin-bottom="0.265cm" style:contextual-spacing="false" fo:orphans="2" fo:widows="2" fo:text-indent="0cm" style:auto-text-indent="false"/>
      <style:text-properties fo:font-variant="normal" fo:text-transform="none" fo:color="#373a3c" style:font-name="OpenSans" fo:font-size="12pt" fo:letter-spacing="normal" fo:font-style="normal" fo:font-weight="normal" fo:padding-left="0cm" fo:padding-right="0cm" fo:padding-top="0cm" fo:padding-bottom="0.635cm" fo:border-left="none" fo:border-right="none" fo:border-top="none" fo:border-bottom="1.5pt solid #000000"/>
    </style:style>
    <style:style style:name="P4" style:family="paragraph" style:parent-style-name="Text_20_body">
      <style:paragraph-properties style:line-height-at-least="0.476cm" fo:text-align="center" style:justify-single-word="false"/>
      <style:text-properties style:font-name="OpenSans" fo:font-size="9pt"/>
    </style:style>
    <style:style style:name="P5" style:family="paragraph" style:parent-style-name="Text_20_body">
      <style:paragraph-properties fo:margin-left="0cm" fo:margin-right="0cm" fo:margin-top="0cm" fo:margin-bottom="0cm" style:contextual-spacing="false" style:line-height-at-least="0.556cm" fo:orphans="2" fo:widows="2" fo:text-indent="0cm" style:auto-text-indent="false"/>
      <style:text-properties fo:font-variant="normal" fo:text-transform="none" fo:color="#373a3c" style:font-name="OpenSans" fo:font-size="10.5pt" fo:letter-spacing="normal" fo:font-style="normal" fo:font-weight="normal" fo:padding-left="0cm" fo:padding-right="0cm" fo:padding-top="0cm" fo:padding-bottom="0.635cm" fo:border-left="none" fo:border-right="none" fo:border-top="none" fo:border-bottom="1.5pt solid #000000"/>
    </style:style>
    <style:style style:name="P6" style:family="paragraph" style:parent-style-name="Text_20_body">
      <style:paragraph-properties fo:margin-left="0cm" fo:margin-right="0cm" fo:margin-top="0cm" fo:margin-bottom="0cm" style:contextual-spacing="false" style:line-height-at-least="0.556cm" fo:orphans="2" fo:widows="2" fo:text-indent="0cm" style:auto-text-indent="false"/>
      <style:text-properties fo:font-variant="normal" fo:text-transform="none" fo:color="#373a3c" style:font-name="OpenSans" fo:font-size="10.5pt" fo:letter-spacing="normal" fo:font-style="normal" fo:font-weight="normal" fo:padding="0cm" fo:border="none"/>
    </style:style>
    <style:style style:name="P7" style:family="paragraph" style:parent-style-name="Text_20_body">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373a3c" style:font-name="OpenSans" fo:font-size="10.5pt" fo:letter-spacing="normal" fo:font-style="normal" fo:font-weight="normal" fo:padding="0cm" fo:border="none"/>
    </style:style>
    <style:style style:name="P8" style:family="paragraph" style:parent-style-name="Text_20_body">
      <style:paragraph-properties fo:margin-left="0cm" fo:margin-right="0cm" fo:margin-top="0cm" fo:margin-bottom="0cm" style:contextual-spacing="false" style:line-height-at-least="0.556cm" fo:text-align="start" style:justify-single-word="false" fo:orphans="2" fo:widows="2" fo:text-indent="0cm" style:auto-text-indent="false"/>
      <style:text-properties fo:font-variant="normal" fo:text-transform="none" fo:color="#373a3c" style:text-line-through-style="none" style:text-line-through-type="none" style:font-name="MathJax Typewriter" fo:font-size="12.75pt" fo:letter-spacing="normal" fo:font-style="normal" style:text-underline-style="none" fo:font-weight="normal" style:text-blinking="false" fo:padding="0cm" fo:border="none"/>
    </style:style>
    <style:style style:name="P9" style:family="paragraph" style:parent-style-name="Text_20_body">
      <style:paragraph-properties fo:margin-left="0cm" fo:margin-right="0cm" fo:margin-top="0cm" fo:margin-bottom="0cm" style:contextual-spacing="false" style:line-height-at-least="0.556cm" fo:orphans="2" fo:widows="2" fo:text-indent="0cm" style:auto-text-indent="false"/>
      <style:text-properties fo:font-variant="normal" fo:text-transform="none" fo:color="#800000" style:font-name="OpenSans" fo:font-size="10.5pt" fo:letter-spacing="normal" fo:font-style="normal" fo:font-weight="normal" fo:padding="0cm" fo:border="none"/>
    </style:style>
    <style:style style:name="P10" style:family="paragraph" style:parent-style-name="Text_20_body">
      <style:paragraph-properties fo:margin-left="0cm" fo:margin-right="0cm" fo:margin-top="0cm" fo:margin-bottom="0cm" style:contextual-spacing="false" style:line-height-at-least="0.556cm" fo:orphans="2" fo:widows="2" fo:text-indent="0cm" style:auto-text-indent="false"/>
      <style:text-properties fo:font-variant="normal" fo:text-transform="none" fo:color="#00cc33" style:font-name="OpenSans" fo:font-size="10.5pt" fo:letter-spacing="normal" fo:font-style="normal" fo:font-weight="normal" fo:padding="0cm" fo:border="none"/>
    </style:style>
    <style:style style:name="T1" style:family="text">
      <style:text-properties officeooo:rsid="0009f302"/>
    </style:style>
    <style:style style:name="T2" style:family="text">
      <style:text-properties style:text-line-through-style="none" style:text-line-through-type="none" style:font-name="MathJax Typewriter" fo:font-size="12.75pt" style:text-underline-style="none" style:text-blinking="false"/>
    </style:style>
    <style:style style:name="T3" style:family="text">
      <style:text-properties officeooo:rsid="000d9dc5"/>
    </style:style>
    <style:style style:name="T4" style:family="text">
      <style:text-properties officeooo:rsid="000db52c"/>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159cm" fo:border="0.06pt solid #000000"/>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Quiz 2 </text:p>
      <text:p text:style-name="P1"/>
      <text:p text:style-name="P2"><draw:frame draw:style-name="fr1" draw:name="Frame1" text:anchor-type="char" svg:x="0cm" svg:width="1.693cm" draw:z-index="0"><draw:text-box fo:min-height="0.041cm"><text:p text:style-name="P4"><text:line-break/>1<text:line-break/>point</text:p></draw:text-box></draw:frame>1. </text:p>
      <text:section text:style-name="Sect1" text:name="238cab176a5a1005f78b544e6dd1790d">
        <text:p text:style-name="P5">Who created Markdown?</text:p>
        <text:p text:style-name="P10">John Gruber *** - <text:span text:style-name="T4">correct answer</text:span></text:p>
        <text:p text:style-name="P6">Robert Gentleman</text:p>
        <text:p text:style-name="P9">Yihui Xie *** <text:span text:style-name="T3">wrong answer – this guy created knitr</text:span></text:p>
        <text:p text:style-name="P6">Hadley Wickham</text:p>
      </text:section>
      <text:section text:style-name="Sect1" text:name="94694231b49f41e867dd6cc5099c0f37">
        <text:p text:style-name="P3"><draw:frame draw:style-name="fr1" draw:name="Frame2" text:anchor-type="char" svg:x="0cm" svg:width="1.693cm" draw:z-index="1"><draw:text-box fo:min-height="0.041cm"><text:p text:style-name="P4">1<text:line-break/>point</text:p></draw:text-box></draw:frame>2. </text:p>
        <text:p text:style-name="P5">When writing a document in R Markdown, how do you denote the beginning of an R code chunk?</text:p>
        <text:p text:style-name="P8"><text:bookmark text:name="MathJax-Element-1-Frame"/><text:bookmark text:name="MathJax-Span-1"/><text:bookmark text:name="MathJax-Span-2"/><text:bookmark text:name="MathJax-Span-3"/>&lt;code&gt;</text:p>
        <text:p text:style-name="P8"><text:bookmark text:name="MathJax-Element-2-Frame"/><text:bookmark text:name="MathJax-Span-4"/><text:bookmark text:name="MathJax-Span-5"/><text:bookmark text:name="MathJax-Span-6"/>```</text:p>
        <text:p text:style-name="P8"><text:bookmark text:name="MathJax-Element-3-Frame"/><text:bookmark text:name="MathJax-Span-7"/><text:bookmark text:name="MathJax-Span-8"/><text:bookmark text:name="MathJax-Span-9"/>```{r}***</text:p>
        <text:p text:style-name="P8"><text:bookmark text:name="MathJax-Element-4-Frame"/><text:bookmark text:name="MathJax-Span-10"/><text:bookmark text:name="MathJax-Span-11"/><text:bookmark text:name="MathJax-Span-12"/>&lt;rcode&gt;</text:p>
      </text:section>
      <text:section text:style-name="Sect1" text:name="511bd9745375d76bd4e44fe4c7217bc7">
        <text:p text:style-name="P3"><draw:frame draw:style-name="fr1" draw:name="Frame3" text:anchor-type="char" svg:x="0cm" svg:width="1.693cm" draw:z-index="2"><draw:text-box fo:min-height="0.041cm"><text:p text:style-name="P4">1<text:line-break/>point</text:p></draw:text-box></draw:frame>3. </text:p>
        <text:p text:style-name="P5">When using knitr, how do you indicate the height and width of a plot created in a code chunk?</text:p>
        <text:p text:style-name="P6">Set the 'fig.height' and 'fig.width' options for the code chunk ***</text:p>
        <text:p text:style-name="P6">Set the 'size' and 'scale' options for the code chunk</text:p>
        <text:p text:style-name="P6">Set the 'height' and 'width' options for the code chunk</text:p>
        <text:p text:style-name="P6">Set the 'dpi' option for the code chunk</text:p>
      </text:section>
      <text:section text:style-name="Sect1" text:name="3492cebfff1bf5f349217efbcb6b8f39">
        <text:p text:style-name="P3"><draw:frame draw:style-name="fr1" draw:name="Frame4" text:anchor-type="char" svg:x="0cm" svg:width="1.693cm" draw:z-index="3"><draw:text-box fo:min-height="0.041cm"><text:p text:style-name="P4">1<text:line-break/>point</text:p></draw:text-box></draw:frame>4. </text:p>
        <text:p text:style-name="P5">With some code chunks, we may not want the output generated by the chunk to be rendered into HTML but would prefer to print the output verbatim. How can we specify this preference for a given code chunk?</text:p>
        <text:p text:style-name="P7">Set the option <text:bookmark text:name="MathJax-Element-5-Frame"/><text:bookmark text:name="MathJax-Span-13"/><text:bookmark text:name="MathJax-Span-14"/><text:bookmark text:name="MathJax-Span-15"/><text:span text:style-name="T2">highlight = TRUE</text:span></text:p>
        <text:p text:style-name="P7">Set the option <text:bookmark text:name="MathJax-Element-6-Frame"/><text:bookmark text:name="MathJax-Span-16"/><text:bookmark text:name="MathJax-Span-17"/><text:bookmark text:name="MathJax-Span-18"/><text:span text:style-name="T2">results = "asis" ***</text:span></text:p>
        <text:p text:style-name="P7">Set the option <text:bookmark text:name="MathJax-Element-7-Frame"/><text:bookmark text:name="MathJax-Span-19"/><text:bookmark text:name="MathJax-Span-20"/><text:bookmark text:name="MathJax-Span-21"/><text:span text:style-name="T2">tidy = FALSE</text:span></text:p>
        <text:p text:style-name="P7">Set the option <text:bookmark text:name="MathJax-Element-8-Frame"/><text:bookmark text:name="MathJax-Span-22"/><text:bookmark text:name="MathJax-Span-23"/><text:bookmark text:name="MathJax-Span-24"/><text:span text:style-name="T2">message = FALSE</text:span></text:p>
      </text:section>
      <text:section text:style-name="Sect1" text:name="cf3de64ec2e6cfd18f3ecaed8bbd477f">
        <text:p text:style-name="P3"><draw:frame draw:style-name="fr1" draw:name="Frame5" text:anchor-type="char" svg:x="0cm" svg:width="1.693cm" draw:z-index="4"><draw:text-box fo:min-height="0.041cm"><text:p text:style-name="P4">1<text:line-break/>point</text:p></draw:text-box></draw:frame><text:soft-page-break/>5. </text:p>
        <text:p text:style-name="P5">When using knitr and R Markdown and producing output in HTML, why should you never edit the resulting HTML file?</text:p>
        <text:p text:style-name="P6">The HTML file is not a text file.</text:p>
        <text:p text:style-name="P6">Editing the HTML file requires knowledge of a separate markup language.</text:p>
        <text:p text:style-name="P6">The Markdown file generated by knitr is the appropriate file to edit.</text:p>
        <text:p text:style-name="P6">Every time you knit() the R Markdown file, the HTML file will be overwritten***</text:p>
      </text:section>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thJax Typewriter" svg:font-family="'MathJax Typewriter'"/>
    <style:font-face style:name="OpenSans" svg:font-family="OpenSans,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usha </meta:initial-creator>
    <meta:creation-date>2017-05-20T12:00:24.452119236</meta:creation-date>
    <dc:date>2017-05-20T12:07:48.754202076</dc:date>
    <dc:creator>anusha </dc:creator>
    <meta:editing-duration>PT5M31S</meta:editing-duration>
    <meta:editing-cycles>4</meta:editing-cycles>
    <meta:generator>LibreOffice/4.2.8.2$Linux_X86_64 LibreOffice_project/420m0$Build-2</meta:generator>
    <meta:document-statistic meta:table-count="0" meta:image-count="0" meta:object-count="0" meta:page-count="2" meta:paragraph-count="36" meta:word-count="247" meta:character-count="1304" meta:non-whitespace-character-count="1085"/>
  </office:meta>
</office:document-meta>
</file>